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64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27in"/>
    </style:style>
    <style:style style:name="co6" style:family="table-column">
      <style:table-column-properties fo:break-before="auto" style:column-width="1.9102in"/>
    </style:style>
    <style:style style:name="co7" style:family="table-column">
      <style:table-column-properties fo:break-before="auto" style:column-width="1.7571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erif" style:font-name-asian="DejaVu Sans" style:font-name-complex="Noto Sans Arabic"/>
    </style:style>
    <style:style style:name="ce17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2.4244in" svg:y="7.6791in">
            <draw:object draw:notify-on-update-of-ranges="Sheet1.E2:Sheet1.E13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9.0146in" svg:y="7.7205in">
            <draw:object draw:notify-on-update-of-ranges="Sheet1.E41:Sheet1.E52 Sheet1.B41:Sheet1.B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37in" svg:y="0in">
            <draw:object draw:notify-on-update-of-ranges="Sheet1.C2:Sheet1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3839in" svg:y="3.7236in">
            <draw:object draw:notify-on-update-of-ranges="Sheet1.C21:Sheet1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8.8976in" svg:y="0in">
            <draw:object draw:notify-on-update-of-ranges="Sheet1.C41:Sheet1.C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9.0102in" svg:y="3.7028in">
            <draw:object draw:notify-on-update-of-ranges="Sheet1.C61:Sheet1.C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Tempi di esecuzione</text:p>
          </table:table-cell>
          <table:table-cell office:value-type="string" calcext:value-type="string">
            <text:p>Speedup relativo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ori</text:p>
          </table:table-cell>
          <table:table-cell/>
          <table:table-cell office:value-type="string" calcext:value-type="string">
            <text:p>OMP (tempi PC 10000 50) </text:p>
          </table:table-cell>
          <table:table-cell office:value-type="string" calcext:value-type="string">
            <text:p>Speedup PC</text:p>
          </table:table-cell>
        </table:table-row>
        <table:table-row table:style-name="ro2">
          <table:table-cell table:style-name="ce6" office:value-type="float" office:value="150.967156" calcext:value-type="float">
            <text:p>150.967156</text:p>
          </table:table-cell>
          <table:table-cell table:style-name="ce4" table:formula="of:=[.$A$2] / [.$A2]" office:value-type="float" office:value="1" calcext:value-type="float">
            <text:p>1</text:p>
          </table:table-cell>
          <table:table-cell table:formula="of:=[.$A$2] / ( 1* [.$A2] 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61305" calcext:value-type="float">
            <text:p>54.61305</text:p>
          </table:table-cell>
          <table:table-cell table:formula="of:=[.$G$2] / [.$G2]"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75.589399" calcext:value-type="float">
            <text:p>75.589399</text:p>
          </table:table-cell>
          <table:table-cell table:style-name="ce4" table:formula="of:=[.$A$2] / [.$A3]" office:value-type="float" office:value="1.9972001100313" calcext:value-type="float">
            <text:p>1.9972001100313</text:p>
          </table:table-cell>
          <table:table-cell table:formula="of:=[.$A$2] / ( 2* [.$A3] )" office:value-type="float" office:value="0.998600055015651" calcext:value-type="float">
            <text:p>0.9986000550156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.35731" calcext:value-type="float">
            <text:p>30.35731</text:p>
          </table:table-cell>
          <table:table-cell table:formula="of:=[.$G$2] / [.$G3]" office:value-type="float" office:value="1.79900821251949" calcext:value-type="float">
            <text:p>1.79900821251949</text:p>
          </table:table-cell>
        </table:table-row>
        <table:table-row table:style-name="ro2">
          <table:table-cell table:style-name="ce6" office:value-type="float" office:value="50.503903" calcext:value-type="float">
            <text:p>50.503903</text:p>
          </table:table-cell>
          <table:table-cell table:style-name="ce4" table:formula="of:=[.$A$2] / [.$A4]" office:value-type="float" office:value="2.98921760561753" calcext:value-type="float">
            <text:p>2.98921760561753</text:p>
          </table:table-cell>
          <table:table-cell table:formula="of:=[.$A$2] / ( 3* [.$A4] )" office:value-type="float" office:value="0.996405868539177" calcext:value-type="float">
            <text:p>0.99640586853917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.1138" calcext:value-type="float">
            <text:p>21.1138</text:p>
          </table:table-cell>
          <table:table-cell table:formula="of:=[.$G$2] / [.$G4]" office:value-type="float" office:value="2.58660449563792" calcext:value-type="float">
            <text:p>2.58660449563792</text:p>
          </table:table-cell>
        </table:table-row>
        <table:table-row table:style-name="ro2">
          <table:table-cell table:style-name="ce6" office:value-type="float" office:value="37.8449" calcext:value-type="float">
            <text:p>37.8449</text:p>
          </table:table-cell>
          <table:table-cell table:style-name="ce4" table:formula="of:=[.$A$2] / [.$A5]" office:value-type="float" office:value="3.98910172837027" calcext:value-type="float">
            <text:p>3.98910172837027</text:p>
          </table:table-cell>
          <table:table-cell table:formula="of:=[.$A$2] / ( 4* [.$A5] )" office:value-type="float" office:value="0.997275432092567" calcext:value-type="float">
            <text:p>0.99727543209256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.09783" calcext:value-type="float">
            <text:p>19.09783</text:p>
          </table:table-cell>
          <table:table-cell table:formula="of:=[.$G$2] / [.$G5]" office:value-type="float" office:value="2.85964688134725" calcext:value-type="float">
            <text:p>2.85964688134725</text:p>
          </table:table-cell>
        </table:table-row>
        <table:table-row table:style-name="ro2">
          <table:table-cell table:style-name="ce6" office:value-type="float" office:value="30.274515" calcext:value-type="float">
            <text:p>30.274515</text:p>
          </table:table-cell>
          <table:table-cell table:style-name="ce4" table:formula="of:=[.$A$2] / [.$A6]" office:value-type="float" office:value="4.98660857159892" calcext:value-type="float">
            <text:p>4.98660857159892</text:p>
          </table:table-cell>
          <table:table-cell table:formula="of:=[.$A$2] / ( 5* [.$A6] )" office:value-type="float" office:value="0.997321714319783" calcext:value-type="float">
            <text:p>0.9973217143197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.95214" calcext:value-type="float">
            <text:p>13.95214</text:p>
          </table:table-cell>
          <table:table-cell table:formula="of:=[.$G$2] / [.$G6]" office:value-type="float" office:value="3.91431350316152" calcext:value-type="float">
            <text:p>3.91431350316152</text:p>
          </table:table-cell>
        </table:table-row>
        <table:table-row table:style-name="ro2">
          <table:table-cell table:style-name="ce6" office:value-type="float" office:value="25.248488" calcext:value-type="float">
            <text:p>25.248488</text:p>
          </table:table-cell>
          <table:table-cell table:style-name="ce4" table:formula="of:=[.$A$2] / [.$A7]" office:value-type="float" office:value="5.9792553122389" calcext:value-type="float">
            <text:p>5.9792553122389</text:p>
          </table:table-cell>
          <table:table-cell table:formula="of:=[.$A$2] / ( 6* [.$A7] )" office:value-type="float" office:value="0.996542552039816" calcext:value-type="float">
            <text:p>0.9965425520398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.09224" calcext:value-type="float">
            <text:p>12.09224</text:p>
          </table:table-cell>
          <table:table-cell table:formula="of:=[.$G$2] / [.$G7]" office:value-type="float" office:value="4.51637165653345" calcext:value-type="float">
            <text:p>4.51637165653345</text:p>
          </table:table-cell>
        </table:table-row>
        <table:table-row table:style-name="ro2">
          <table:table-cell table:style-name="ce6" office:value-type="float" office:value="21.676428" calcext:value-type="float">
            <text:p>21.676428</text:p>
          </table:table-cell>
          <table:table-cell table:style-name="ce4" table:formula="of:=[.$A$2] / [.$A8]" office:value-type="float" office:value="6.96457718956278" calcext:value-type="float">
            <text:p>6.96457718956278</text:p>
          </table:table-cell>
          <table:table-cell table:formula="of:=[.$A$2] / ( 7* [.$A8] )" office:value-type="float" office:value="0.994939598508969" calcext:value-type="float">
            <text:p>0.99493959850896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.99813" calcext:value-type="float">
            <text:p>14.99813</text:p>
          </table:table-cell>
          <table:table-cell table:formula="of:=[.$G$2] / [.$G8]" office:value-type="float" office:value="3.64132395171931" calcext:value-type="float">
            <text:p>3.64132395171931</text:p>
          </table:table-cell>
        </table:table-row>
        <table:table-row table:style-name="ro2">
          <table:table-cell table:style-name="ce6" office:value-type="float" office:value="18.983004" calcext:value-type="float">
            <text:p>18.983004</text:p>
          </table:table-cell>
          <table:table-cell table:style-name="ce4" table:formula="of:=[.$A$2] / [.$A9]" office:value-type="float" office:value="7.9527537369744" calcext:value-type="float">
            <text:p>7.9527537369744</text:p>
          </table:table-cell>
          <table:table-cell table:formula="of:=[.$A$2] / ( 8* [.$A9] )" office:value-type="float" office:value="0.9940942171218" calcext:value-type="float">
            <text:p>0.99409421712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.06889" calcext:value-type="float">
            <text:p>14.06889</text:p>
          </table:table-cell>
          <table:table-cell table:formula="of:=[.$G$2] / [.$G9]" office:value-type="float" office:value="3.88183076276806" calcext:value-type="float">
            <text:p>3.88183076276806</text:p>
          </table:table-cell>
        </table:table-row>
        <table:table-row table:style-name="ro2">
          <table:table-cell table:style-name="ce6" office:value-type="float" office:value="16.86416" calcext:value-type="float">
            <text:p>16.86416</text:p>
          </table:table-cell>
          <table:table-cell table:style-name="ce4" table:formula="of:=[.$A$2] / [.$A10]" office:value-type="float" office:value="8.95195230595535" calcext:value-type="float">
            <text:p>8.95195230595535</text:p>
          </table:table-cell>
          <table:table-cell table:formula="of:=[.$A$2] / ( 9* [.$A10] )" office:value-type="float" office:value="0.994661367328372" calcext:value-type="float">
            <text:p>0.99466136732837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.96478" calcext:value-type="float">
            <text:p>12.96478</text:p>
          </table:table-cell>
          <table:table-cell table:formula="of:=[.$G$2] / [.$G10]" office:value-type="float" office:value="4.21241625388167" calcext:value-type="float">
            <text:p>4.21241625388167</text:p>
          </table:table-cell>
        </table:table-row>
        <table:table-row table:style-name="ro2">
          <table:table-cell table:style-name="ce6" office:value-type="float" office:value="15.210965" calcext:value-type="float">
            <text:p>15.210965</text:p>
          </table:table-cell>
          <table:table-cell table:style-name="ce4" table:formula="of:=[.$A$2] / [.$A11]" office:value-type="float" office:value="9.92489010394804" calcext:value-type="float">
            <text:p>9.92489010394804</text:p>
          </table:table-cell>
          <table:table-cell table:formula="of:=[.$A$2] / ( 10* [.$A11] )" office:value-type="float" office:value="0.992489010394804" calcext:value-type="float">
            <text:p>0.9924890103948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.05182" calcext:value-type="float">
            <text:p>12.05182</text:p>
          </table:table-cell>
          <table:table-cell table:formula="of:=[.$G$2] / [.$G11]" office:value-type="float" office:value="4.5315188909227" calcext:value-type="float">
            <text:p>4.5315188909227</text:p>
          </table:table-cell>
        </table:table-row>
        <table:table-row table:style-name="ro2">
          <table:table-cell table:style-name="ce6" office:value-type="float" office:value="13.883374" calcext:value-type="float">
            <text:p>13.883374</text:p>
          </table:table-cell>
          <table:table-cell table:style-name="ce4" table:formula="of:=[.$A$2] / [.$A12]" office:value-type="float" office:value="10.8739529742554" calcext:value-type="float">
            <text:p>10.8739529742554</text:p>
          </table:table-cell>
          <table:table-cell table:formula="of:=[.$A$2] / ( 11* [.$A12] )" office:value-type="float" office:value="0.988541179477763" calcext:value-type="float">
            <text:p>0.98854117947776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.30388" calcext:value-type="float">
            <text:p>11.30388</text:p>
          </table:table-cell>
          <table:table-cell table:formula="of:=[.$G$2] / [.$G12]" office:value-type="float" office:value="4.83135436681918" calcext:value-type="float">
            <text:p>4.83135436681918</text:p>
          </table:table-cell>
        </table:table-row>
        <table:table-row table:style-name="ro2">
          <table:table-cell table:style-name="ce6" office:value-type="float" office:value="13.846852" calcext:value-type="float">
            <text:p>13.846852</text:p>
          </table:table-cell>
          <table:table-cell table:style-name="ce4" table:formula="of:=[.$A$2] / [.$A13]" office:value-type="float" office:value="10.9026337538669" calcext:value-type="float">
            <text:p>10.9026337538669</text:p>
          </table:table-cell>
          <table:table-cell table:formula="of:=[.$A$2] / ( 12* [.$A13] )" office:value-type="float" office:value="0.908552812822245" calcext:value-type="float">
            <text:p>0.9085528128222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.7298" calcext:value-type="float">
            <text:p>10.7298</text:p>
          </table:table-cell>
          <table:table-cell table:formula="of:=[.$G$2] / [.$G13]" office:value-type="float" office:value="5.08984790024045" calcext:value-type="float">
            <text:p>5.08984790024045</text:p>
          </table:table-cell>
        </table:table-row>
        <table:table-row table:style-name="ro3">
          <table:table-cell table:style-name="ce7" office:value-type="string" calcext:value-type="string">
            <text:p><text:s/>(tempi 10000 50) </text:p>
          </table:table-cell>
          <table:table-cell table:number-columns-repeated="7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OMP (tempi weak 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/>
          <table:table-cell office:value-type="string" calcext:value-type="string">
            <text:p>Numero di thread t</text:p>
          </table:table-cell>
          <table:table-cell office:value-type="string" calcext:value-type="string">
            <text:p>Speedup S(t)</text:p>
          </table:table-cell>
          <table:table-cell table:number-columns-repeated="2"/>
        </table:table-row>
        <table:table-row table:style-name="ro3">
          <table:table-cell table:style-name="ce1" office:value-type="float" office:value="15.092652" calcext:value-type="float">
            <text:p>15.092652</text:p>
          </table:table-cell>
          <table:table-cell office:value-type="float" office:value="5000" calcext:value-type="float">
            <text:p>5000</text:p>
          </table:table-cell>
          <table:table-cell table:formula="of:=[.$A$21] / [.$A21]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" office:value-type="float" office:value="15.179905" calcext:value-type="float">
            <text:p>15.179905</text:p>
          </table:table-cell>
          <table:table-cell office:value-type="float" office:value="7071" calcext:value-type="float">
            <text:p>7071</text:p>
          </table:table-cell>
          <table:table-cell table:formula="of:=[.$A$21] / [.$A22]" office:value-type="float" office:value="0.99425207206501" calcext:value-type="float">
            <text:p>0.9942520720650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.99" calcext:value-type="float">
            <text:p>1.99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493" calcext:value-type="float">
            <text:p>15.1493</text:p>
          </table:table-cell>
          <table:table-cell office:value-type="float" office:value="8660" calcext:value-type="float">
            <text:p>8660</text:p>
          </table:table-cell>
          <table:table-cell table:formula="of:=[.$A$21] / [.$A23]" office:value-type="float" office:value="0.996260685312193" calcext:value-type="float">
            <text:p>0.99626068531219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.98" calcext:value-type="float">
            <text:p>2.98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3378" calcext:value-type="float">
            <text:p>15.13378</text:p>
          </table:table-cell>
          <table:table-cell office:value-type="float" office:value="10000" calcext:value-type="float">
            <text:p>10000</text:p>
          </table:table-cell>
          <table:table-cell table:formula="of:=[.$A$21] / [.$A24]" office:value-type="float" office:value="0.997282370960857" calcext:value-type="float">
            <text:p>0.99728237096085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.98" calcext:value-type="float">
            <text:p>3.98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31172" calcext:value-type="float">
            <text:p>15.131172</text:p>
          </table:table-cell>
          <table:table-cell office:value-type="float" office:value="11180" calcext:value-type="float">
            <text:p>11180</text:p>
          </table:table-cell>
          <table:table-cell table:formula="of:=[.$A$21] / [.$A25]" office:value-type="float" office:value="0.997454261969925" calcext:value-type="float">
            <text:p>0.99745426196992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4.98" calcext:value-type="float">
            <text:p>4.98</text:p>
          </table:table-cell>
          <table:table-cell table:style-name="ce4"/>
          <table:table-cell/>
        </table:table-row>
        <table:table-row table:style-name="ro3">
          <table:table-cell table:style-name="ce4" office:value-type="float" office:value="15.135312" calcext:value-type="float">
            <text:p>15.135312</text:p>
          </table:table-cell>
          <table:table-cell office:value-type="float" office:value="12247" calcext:value-type="float">
            <text:p>12247</text:p>
          </table:table-cell>
          <table:table-cell table:formula="of:=[.$A$21] / [.$A26]" office:value-type="float" office:value="0.997181425794196" calcext:value-type="float">
            <text:p>0.99718142579419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.97" calcext:value-type="float">
            <text:p>5.97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53212" calcext:value-type="float">
            <text:p>15.153212</text:p>
          </table:table-cell>
          <table:table-cell office:value-type="float" office:value="13228" calcext:value-type="float">
            <text:p>13228</text:p>
          </table:table-cell>
          <table:table-cell table:formula="of:=[.$A$21] / [.$A27]" office:value-type="float" office:value="0.996003487577419" calcext:value-type="float">
            <text:p>0.99600348757741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.96" calcext:value-type="float">
            <text:p>6.96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10402" calcext:value-type="float">
            <text:p>15.110402</text:p>
          </table:table-cell>
          <table:table-cell office:value-type="float" office:value="14142" calcext:value-type="float">
            <text:p>14142</text:p>
          </table:table-cell>
          <table:table-cell table:formula="of:=[.$A$21] / [.$A28]" office:value-type="float" office:value="0.998825312523121" calcext:value-type="float">
            <text:p>0.99882531252312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7.95" calcext:value-type="float">
            <text:p>7.95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31056" calcext:value-type="float">
            <text:p>15.131056</text:p>
          </table:table-cell>
          <table:table-cell office:value-type="float" office:value="15000" calcext:value-type="float">
            <text:p>15000</text:p>
          </table:table-cell>
          <table:table-cell table:formula="of:=[.$A$21] / [.$A29]" office:value-type="float" office:value="0.997461908805308" calcext:value-type="float">
            <text:p>0.99746190880530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8.95" calcext:value-type="float">
            <text:p>8.95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169026" calcext:value-type="float">
            <text:p>15.169026</text:p>
          </table:table-cell>
          <table:table-cell office:value-type="float" office:value="15811" calcext:value-type="float">
            <text:p>15811</text:p>
          </table:table-cell>
          <table:table-cell table:formula="of:=[.$A$21] / [.$A30]" office:value-type="float" office:value="0.994965134874184" calcext:value-type="float">
            <text:p>0.99496513487418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2" calcext:value-type="float">
            <text:p>9.92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5.206732" calcext:value-type="float">
            <text:p>15.206732</text:p>
          </table:table-cell>
          <table:table-cell office:value-type="float" office:value="16583" calcext:value-type="float">
            <text:p>16583</text:p>
          </table:table-cell>
          <table:table-cell table:formula="of:=[.$A$21] / [.$A31]" office:value-type="float" office:value="0.992498059412108" calcext:value-type="float">
            <text:p>0.99249805941210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.87" calcext:value-type="float">
            <text:p>10.87</text:p>
          </table:table-cell>
          <table:table-cell table:style-name="ce4"/>
          <table:table-cell/>
        </table:table-row>
        <table:table-row table:style-name="ro3">
          <table:table-cell table:style-name="ce1" office:value-type="float" office:value="16.458136" calcext:value-type="float">
            <text:p>16.458136</text:p>
          </table:table-cell>
          <table:table-cell office:value-type="float" office:value="17320" calcext:value-type="float">
            <text:p>17320</text:p>
          </table:table-cell>
          <table:table-cell table:formula="of:=[.$A$21] / [.$A32]" office:value-type="float" office:value="0.917032888779142" calcext:value-type="float">
            <text:p>0.91703288877914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.9" calcext:value-type="float">
            <text:p>10.9</text:p>
          </table:table-cell>
          <table:table-cell table:style-name="ce4"/>
          <table:table-cell/>
        </table:table-row>
        <table:table-row table:style-name="ro3">
          <table:table-cell table:style-name="ce4"/>
          <table:table-cell table:number-columns-repeated="4"/>
          <table:table-cell table:style-name="ce6"/>
          <table:table-cell table:style-name="ce4"/>
          <table:table-cell/>
        </table:table-row>
        <table:table-row table:style-name="ro3" table:number-rows-repeated="4">
          <table:table-cell table:style-name="ce4"/>
          <table:table-cell table:number-columns-repeated="7"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MPI (tempi 10000 50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i p</text:p>
          </table:table-cell>
          <table:table-cell office:value-type="string" calcext:value-type="string">
            <text:p>Speedup S(p)</text:p>
          </table:table-cell>
          <table:table-cell office:value-type="string" calcext:value-type="string">
            <text:p>MPI (tempi PC 10000 50) </text:p>
          </table:table-cell>
          <table:table-cell office:value-type="string" calcext:value-type="string">
            <text:p>Speedup PC</text:p>
          </table:table-cell>
        </table:table-row>
        <table:table-row table:style-name="ro3">
          <table:table-cell table:style-name="ce1" office:value-type="float" office:value="155.242017" calcext:value-type="float">
            <text:p>155.242017</text:p>
          </table:table-cell>
          <table:table-cell table:formula="of:=[.$A$41] / [.$A41]" office:value-type="float" office:value="1" calcext:value-type="float">
            <text:p>1</text:p>
          </table:table-cell>
          <table:table-cell table:formula="of:=[.$A$41] / ( 1* [.$A41] 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93416" calcext:value-type="float">
            <text:p>61.93416</text:p>
          </table:table-cell>
          <table:table-cell table:formula="of:=[.$G$41] / [.$G41]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77.676537" calcext:value-type="float">
            <text:p>77.676537</text:p>
          </table:table-cell>
          <table:table-cell table:formula="of:=[.$A$41] / [.$A42]" office:value-type="float" office:value="1.99857026324436" calcext:value-type="float">
            <text:p>1.99857026324436</text:p>
          </table:table-cell>
          <table:table-cell table:formula="of:=[.$A$41] / ( 2* [.$A42] )" office:value-type="float" office:value="0.999285131622178" calcext:value-type="float">
            <text:p>0.9992851316221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31.35804" calcext:value-type="float">
            <text:p>31.35804</text:p>
          </table:table-cell>
          <table:table-cell table:formula="of:=[.$G$41] / [.$G42]" office:value-type="float" office:value="1.97506476807862" calcext:value-type="float">
            <text:p>1.97506476807862</text:p>
          </table:table-cell>
        </table:table-row>
        <table:table-row table:style-name="ro3">
          <table:table-cell table:style-name="ce4" office:value-type="float" office:value="51.794727" calcext:value-type="float">
            <text:p>51.794727</text:p>
          </table:table-cell>
          <table:table-cell table:formula="of:=[.$A$41] / [.$A43]" office:value-type="float" office:value="2.99725524183186" calcext:value-type="float">
            <text:p>2.99725524183186</text:p>
          </table:table-cell>
          <table:table-cell table:formula="of:=[.$A$41] / ( 3* [.$A43] )" office:value-type="float" office:value="0.999085080610619" calcext:value-type="float">
            <text:p>0.999085080610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25.47308" calcext:value-type="float">
            <text:p>25.47308</text:p>
          </table:table-cell>
          <table:table-cell table:formula="of:=[.$G$41] / [.$G43]" office:value-type="float" office:value="2.4313573388063" calcext:value-type="float">
            <text:p>2.4313573388063</text:p>
          </table:table-cell>
        </table:table-row>
        <table:table-row table:style-name="ro3">
          <table:table-cell table:style-name="ce1" office:value-type="float" office:value="38.862116" calcext:value-type="float">
            <text:p>38.862116</text:p>
          </table:table-cell>
          <table:table-cell table:formula="of:=[.$A$41] / [.$A44]" office:value-type="float" office:value="3.99468770563085" calcext:value-type="float">
            <text:p>3.99468770563085</text:p>
          </table:table-cell>
          <table:table-cell table:formula="of:=[.$A$41] / ( 4* [.$A44] )" office:value-type="float" office:value="0.998671926407713" calcext:value-type="float">
            <text:p>0.998671926407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 office:value-type="float" office:value="20.61445" calcext:value-type="float">
            <text:p>20.61445</text:p>
          </table:table-cell>
          <table:table-cell table:formula="of:=[.$G$41] / [.$G44]" office:value-type="float" office:value="3.00440516239822" calcext:value-type="float">
            <text:p>3.00440516239822</text:p>
          </table:table-cell>
        </table:table-row>
        <table:table-row table:style-name="ro3">
          <table:table-cell table:style-name="ce1" office:value-type="float" office:value="31.094971" calcext:value-type="float">
            <text:p>31.094971</text:p>
          </table:table-cell>
          <table:table-cell table:formula="of:=[.$A$41] / [.$A45]" office:value-type="float" office:value="4.99251203675347" calcext:value-type="float">
            <text:p>4.99251203675347</text:p>
          </table:table-cell>
          <table:table-cell table:formula="of:=[.$A$41] / ( 5* [.$A45] )" office:value-type="float" office:value="0.998502407350694" calcext:value-type="float">
            <text:p>0.998502407350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9.98027" calcext:value-type="float">
            <text:p>19.98027</text:p>
          </table:table-cell>
          <table:table-cell table:formula="of:=[.$G$41] / [.$G45]" office:value-type="float" office:value="3.09976591907917" calcext:value-type="float">
            <text:p>3.09976591907917</text:p>
          </table:table-cell>
        </table:table-row>
        <table:table-row table:style-name="ro3">
          <table:table-cell table:style-name="ce1" office:value-type="float" office:value="25.921025" calcext:value-type="float">
            <text:p>25.921025</text:p>
          </table:table-cell>
          <table:table-cell table:formula="of:=[.$A$41] / [.$A46]" office:value-type="float" office:value="5.98903851217303" calcext:value-type="float">
            <text:p>5.98903851217303</text:p>
          </table:table-cell>
          <table:table-cell table:formula="of:=[.$A$41] / ( 6* [.$A46] )" office:value-type="float" office:value="0.998173085362172" calcext:value-type="float">
            <text:p>0.9981730853621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5.99</text:p>
          </table:table-cell>
          <table:table-cell office:value-type="float" office:value="16.6096" calcext:value-type="float">
            <text:p>16.6096</text:p>
          </table:table-cell>
          <table:table-cell table:formula="of:=[.$G$41] / [.$G46]" office:value-type="float" office:value="3.72881706964647" calcext:value-type="float">
            <text:p>3.72881706964647</text:p>
          </table:table-cell>
        </table:table-row>
        <table:table-row table:style-name="ro3">
          <table:table-cell table:style-name="ce4" office:value-type="float" office:value="22.227541" calcext:value-type="float">
            <text:p>22.227541</text:p>
          </table:table-cell>
          <table:table-cell table:formula="of:=[.$A$41] / [.$A47]" office:value-type="float" office:value="6.98421912707303" calcext:value-type="float">
            <text:p>6.98421912707303</text:p>
          </table:table-cell>
          <table:table-cell table:formula="of:=[.$A$41] / ( 7* [.$A47] )" office:value-type="float" office:value="0.997745589581862" calcext:value-type="float">
            <text:p>0.9977455895818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3">
          <table:table-cell table:style-name="ce1" office:value-type="float" office:value="19.46061" calcext:value-type="float">
            <text:p>19.46061</text:p>
          </table:table-cell>
          <table:table-cell table:formula="of:=[.$A$41] / [.$A48]" office:value-type="float" office:value="7.97724310800124" calcext:value-type="float">
            <text:p>7.97724310800124</text:p>
          </table:table-cell>
          <table:table-cell table:formula="of:=[.$A$41] / ( 8* [.$A48] )" office:value-type="float" office:value="0.997155388500155" calcext:value-type="float">
            <text:p>0.997155388500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table:number-columns-repeated="2"/>
        </table:table-row>
        <table:table-row table:style-name="ro3">
          <table:table-cell table:style-name="ce4" office:value-type="float" office:value="17.318787" calcext:value-type="float">
            <text:p>17.318787</text:p>
          </table:table-cell>
          <table:table-cell table:formula="of:=[.$A$41] / [.$A49]" office:value-type="float" office:value="8.96379272982571" calcext:value-type="float">
            <text:p>8.96379272982571</text:p>
          </table:table-cell>
          <table:table-cell table:formula="of:=[.$A$41] / ( 9* [.$A49] )" office:value-type="float" office:value="0.995976969980634" calcext:value-type="float">
            <text:p>0.9959769699806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96" calcext:value-type="float">
            <text:p>8.96</text:p>
          </table:table-cell>
          <table:table-cell table:number-columns-repeated="2"/>
        </table:table-row>
        <table:table-row table:style-name="ro3">
          <table:table-cell table:style-name="ce4" office:value-type="float" office:value="15.588636" calcext:value-type="float">
            <text:p>15.588636</text:p>
          </table:table-cell>
          <table:table-cell table:formula="of:=[.$A$41] / [.$A50]" office:value-type="float" office:value="9.95866585120084" calcext:value-type="float">
            <text:p>9.95866585120084</text:p>
          </table:table-cell>
          <table:table-cell table:formula="of:=[.$A$41] / ( 10* [.$A50] )" office:value-type="float" office:value="0.995866585120084" calcext:value-type="float">
            <text:p>0.9958665851200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table:number-columns-repeated="2"/>
        </table:table-row>
        <table:table-row table:style-name="ro3">
          <table:table-cell table:style-name="ce4" office:value-type="float" office:value="14.32163" calcext:value-type="float">
            <text:p>14.32163</text:p>
          </table:table-cell>
          <table:table-cell table:formula="of:=[.$A$41] / [.$A51]" office:value-type="float" office:value="10.8396891275644" calcext:value-type="float">
            <text:p>10.8396891275644</text:p>
          </table:table-cell>
          <table:table-cell table:formula="of:=[.$A$41] / ( 11* [.$A51] )" office:value-type="float" office:value="0.985426284324035" calcext:value-type="float">
            <text:p>0.9854262843240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4" calcext:value-type="float">
            <text:p>10.84</text:p>
          </table:table-cell>
          <table:table-cell table:number-columns-repeated="2"/>
        </table:table-row>
        <table:table-row table:style-name="ro4">
          <table:table-cell table:style-name="ce13" office:value-type="float" office:value="14.268322" calcext:value-type="float">
            <text:p>14.268322</text:p>
          </table:table-cell>
          <table:table-cell table:formula="of:=[.$A$41] / [.$A52]" office:value-type="float" office:value="10.8801873829312" calcext:value-type="float">
            <text:p>10.8801873829312</text:p>
          </table:table-cell>
          <table:table-cell table:formula="of:=[.$A$41] / ( 12* [.$A52] )" office:value-type="float" office:value="0.906682281910935" calcext:value-type="float">
            <text:p>0.9066822819109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88" calcext:value-type="float">
            <text:p>10.88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14.268322" calcext:value-type="float">
            <text:p>14.268322</text:p>
          </table:table-cell>
          <table:table-cell table:number-columns-repeated="7"/>
        </table:table-row>
        <table:table-row table:style-name="ro3">
          <table:table-cell table:style-name="ce14" office:value-type="float" office:value="14.61597" calcext:value-type="float">
            <text:p>14.61597</text:p>
          </table:table-cell>
          <table:table-cell table:number-columns-repeated="7"/>
        </table:table-row>
        <table:table-row table:style-name="ro3" table:number-rows-repeated="4">
          <table:table-cell table:number-columns-repeated="8"/>
        </table:table-row>
        <table:table-row table:style-name="ro3">
          <table:table-cell office:value-type="string" calcext:value-type="string">
            <text:p>MPI (tempi weak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/>
          <table:table-cell office:value-type="string" calcext:value-type="string">
            <text:p>Numero di processi p</text:p>
          </table:table-cell>
          <table:table-cell office:value-type="string" calcext:value-type="string">
            <text:p>Weak Scaling Efficiency E(p)</text:p>
          </table:table-cell>
          <table:table-cell table:number-columns-repeated="2"/>
        </table:table-row>
        <table:table-row table:style-name="ro3">
          <table:table-cell table:style-name="ce1" office:value-type="float" office:value="15.551777" calcext:value-type="float">
            <text:p>15.551777</text:p>
          </table:table-cell>
          <table:table-cell office:value-type="float" office:value="5000" calcext:value-type="float">
            <text:p>5000</text:p>
          </table:table-cell>
          <table:table-cell table:formula="of:=[.$A$61] / [.$A6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" office:value-type="float" office:value="15.54292" calcext:value-type="float">
            <text:p>15.54292</text:p>
          </table:table-cell>
          <table:table-cell office:value-type="float" office:value="7071" calcext:value-type="float">
            <text:p>7071</text:p>
          </table:table-cell>
          <table:table-cell table:formula="of:=[.$A$61] / [.$A62]" office:value-type="float" office:value="1.00056984144549" calcext:value-type="float">
            <text:p>1.0005698414454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float" office:value="1.000569" calcext:value-type="float">
            <text:p>1.000569</text:p>
          </table:table-cell>
          <table:table-cell table:number-columns-repeated="2"/>
        </table:table-row>
        <table:table-row table:style-name="ro3">
          <table:table-cell table:style-name="ce4" office:value-type="float" office:value="15.541607" calcext:value-type="float">
            <text:p>15.541607</text:p>
          </table:table-cell>
          <table:table-cell office:value-type="float" office:value="8660" calcext:value-type="float">
            <text:p>8660</text:p>
          </table:table-cell>
          <table:table-cell table:formula="of:=[.$A$61] / [.$A63]" office:value-type="float" office:value="1.00065437248542" calcext:value-type="float">
            <text:p>1.0006543724854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1.000654" calcext:value-type="float">
            <text:p>1.000654</text:p>
          </table:table-cell>
          <table:table-cell table:number-columns-repeated="2"/>
        </table:table-row>
        <table:table-row table:style-name="ro3">
          <table:table-cell table:style-name="ce1" office:value-type="float" office:value="15.537907" calcext:value-type="float">
            <text:p>15.537907</text:p>
          </table:table-cell>
          <table:table-cell office:value-type="float" office:value="10000" calcext:value-type="float">
            <text:p>10000</text:p>
          </table:table-cell>
          <table:table-cell table:formula="of:=[.$A$61] / [.$A64]" office:value-type="float" office:value="1.00089265561958" calcext:value-type="float">
            <text:p>1.0008926556195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office:value-type="float" office:value="1.000892" calcext:value-type="float">
            <text:p>1.000892</text:p>
          </table:table-cell>
          <table:table-cell table:number-columns-repeated="2"/>
        </table:table-row>
        <table:table-row table:style-name="ro3">
          <table:table-cell table:style-name="ce4" office:value-type="float" office:value="15.537586" calcext:value-type="float">
            <text:p>15.537586</text:p>
          </table:table-cell>
          <table:table-cell office:value-type="float" office:value="11180" calcext:value-type="float">
            <text:p>11180</text:p>
          </table:table-cell>
          <table:table-cell table:formula="of:=[.$A$61] / [.$A65]" office:value-type="float" office:value="1.0009133336414" calcext:value-type="float">
            <text:p>1.000913333641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" office:value-type="float" office:value="1.000913" calcext:value-type="float">
            <text:p>1.000913</text:p>
          </table:table-cell>
          <table:table-cell table:number-columns-repeated="2"/>
        </table:table-row>
        <table:table-row table:style-name="ro3">
          <table:table-cell table:style-name="ce1" office:value-type="float" office:value="15.537214" calcext:value-type="float">
            <text:p>15.537214</text:p>
          </table:table-cell>
          <table:table-cell office:value-type="float" office:value="12247" calcext:value-type="float">
            <text:p>12247</text:p>
          </table:table-cell>
          <table:table-cell table:formula="of:=[.$A$61] / [.$A66]" office:value-type="float" office:value="1.00093729802524" calcext:value-type="float">
            <text:p>1.0009372980252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" office:value-type="float" office:value="1.000937" calcext:value-type="float">
            <text:p>1.000937</text:p>
          </table:table-cell>
          <table:table-cell table:number-columns-repeated="2"/>
        </table:table-row>
        <table:table-row table:style-name="ro3">
          <table:table-cell table:style-name="ce1" office:value-type="float" office:value="15.60197" calcext:value-type="float">
            <text:p>15.60197</text:p>
          </table:table-cell>
          <table:table-cell office:value-type="float" office:value="13228" calcext:value-type="float">
            <text:p>13228</text:p>
          </table:table-cell>
          <table:table-cell table:formula="of:=[.$A$61] / [.$A67]" office:value-type="float" office:value="0.996782906261196" calcext:value-type="float">
            <text:p>0.99678290626119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0.996782" calcext:value-type="float">
            <text:p>0.996782</text:p>
          </table:table-cell>
          <table:table-cell table:number-columns-repeated="2"/>
        </table:table-row>
        <table:table-row table:style-name="ro3">
          <table:table-cell table:style-name="ce1" office:value-type="float" office:value="15.609603" calcext:value-type="float">
            <text:p>15.609603</text:p>
          </table:table-cell>
          <table:table-cell office:value-type="float" office:value="14142" calcext:value-type="float">
            <text:p>14142</text:p>
          </table:table-cell>
          <table:table-cell table:formula="of:=[.$A$61] / [.$A68]" office:value-type="float" office:value="0.996295485541817" calcext:value-type="float">
            <text:p>0.99629548554181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office:value-type="float" office:value="0.996295" calcext:value-type="float">
            <text:p>0.996295</text:p>
          </table:table-cell>
          <table:table-cell table:number-columns-repeated="2"/>
        </table:table-row>
        <table:table-row table:style-name="ro3">
          <table:table-cell table:style-name="ce4" office:value-type="float" office:value="15.549377" calcext:value-type="float">
            <text:p>15.549377</text:p>
          </table:table-cell>
          <table:table-cell office:value-type="float" office:value="15000" calcext:value-type="float">
            <text:p>15000</text:p>
          </table:table-cell>
          <table:table-cell table:formula="of:=[.$A$61] / [.$A69]" office:value-type="float" office:value="1.00015434701982" calcext:value-type="float">
            <text:p>1.00015434701982</text:p>
          </table:table-cell>
          <table:table-cell/>
          <table:table-cell office:value-type="float" office:value="9" calcext:value-type="float">
            <text:p>9</text:p>
          </table:table-cell>
          <table:table-cell table:style-name="ce17" office:value-type="float" office:value="1.000154" calcext:value-type="float">
            <text:p>1.000154</text:p>
          </table:table-cell>
          <table:table-cell table:number-columns-repeated="2"/>
        </table:table-row>
        <table:table-row table:style-name="ro3">
          <table:table-cell table:style-name="ce4" office:value-type="float" office:value="15.568361" calcext:value-type="float">
            <text:p>15.568361</text:p>
          </table:table-cell>
          <table:table-cell office:value-type="float" office:value="15811" calcext:value-type="float">
            <text:p>15811</text:p>
          </table:table-cell>
          <table:table-cell table:formula="of:=[.$A$61] / [.$A70]" office:value-type="float" office:value="0.998934762625301" calcext:value-type="float">
            <text:p>0.99893476262530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float" office:value="0.998934" calcext:value-type="float">
            <text:p>0.998934</text:p>
          </table:table-cell>
          <table:table-cell table:number-columns-repeated="2"/>
        </table:table-row>
        <table:table-row table:style-name="ro3">
          <table:table-cell table:style-name="ce1" office:value-type="float" office:value="15.630539" calcext:value-type="float">
            <text:p>15.630539</text:p>
          </table:table-cell>
          <table:table-cell office:value-type="float" office:value="16583" calcext:value-type="float">
            <text:p>16583</text:p>
          </table:table-cell>
          <table:table-cell table:formula="of:=[.$A$61] / [.$A71]" office:value-type="float" office:value="0.994961018298857" calcext:value-type="float">
            <text:p>0.99496101829885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7" office:value-type="float" office:value="0.994961" calcext:value-type="float">
            <text:p>0.994961</text:p>
          </table:table-cell>
          <table:table-cell table:number-columns-repeated="2"/>
        </table:table-row>
        <table:table-row table:style-name="ro3">
          <table:table-cell table:style-name="ce1" office:value-type="float" office:value="16.985612" calcext:value-type="float">
            <text:p>16.985612</text:p>
          </table:table-cell>
          <table:table-cell office:value-type="float" office:value="17320" calcext:value-type="float">
            <text:p>17320</text:p>
          </table:table-cell>
          <table:table-cell table:formula="of:=[.$A$61] / [.$A72]" office:value-type="float" office:value="0.915585320093265" calcext:value-type="float">
            <text:p>0.91558532009326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7" office:value-type="float" office:value="0.915585" calcext:value-type="float">
            <text:p>0.915585</text:p>
          </table:table-cell>
          <table:table-cell table:number-columns-repeated="2"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Numero di thread t</text:p>
          </table:table-cell>
          <table:table-cell office:value-type="string" calcext:value-type="string">
            <text:p>Media wct in secondi</text:p>
          </table:table-cell>
          <table:table-cell office:value-type="string" calcext:value-type="string">
            <text:p>Weak Scaling Efficiency W(t)</text:p>
          </table:table-cell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1" office:value-type="float" office:value="15.092652" calcext:value-type="float">
            <text:p>15.0926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1" office:value-type="float" office:value="15.179905" calcext:value-type="float">
            <text:p>15.179905</text:p>
          </table:table-cell>
          <table:table-cell office:value-type="float" office:value="0.99425207206501" calcext:value-type="float">
            <text:p>0.99425207206501</text:p>
          </table:table-cell>
        </table:table-row>
        <table:table-row table:style-name="ro2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1" office:value-type="float" office:value="15.1493" calcext:value-type="float">
            <text:p>15.1493</text:p>
          </table:table-cell>
          <table:table-cell office:value-type="float" office:value="0.996260685312193" calcext:value-type="float">
            <text:p>0.996260685312193</text:p>
          </table:table-cell>
        </table:table-row>
        <table:table-row table:style-name="ro2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1" office:value-type="float" office:value="15.13378" calcext:value-type="float">
            <text:p>15.13378</text:p>
          </table:table-cell>
          <table:table-cell office:value-type="float" office:value="0.997282370960857" calcext:value-type="float">
            <text:p>0.997282370960857</text:p>
          </table:table-cell>
        </table:table-row>
        <table:table-row table:style-name="ro2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1" office:value-type="float" office:value="15.131172" calcext:value-type="float">
            <text:p>15.131172</text:p>
          </table:table-cell>
          <table:table-cell office:value-type="float" office:value="0.997454261969925" calcext:value-type="float">
            <text:p>0.997454261969925</text:p>
          </table:table-cell>
        </table:table-row>
        <table:table-row table:style-name="ro3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4" office:value-type="float" office:value="15.135312" calcext:value-type="float">
            <text:p>15.135312</text:p>
          </table:table-cell>
          <table:table-cell office:value-type="float" office:value="0.997181425794196" calcext:value-type="float">
            <text:p>0.997181425794196</text:p>
          </table:table-cell>
        </table:table-row>
        <table:table-row table:style-name="ro2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1" office:value-type="float" office:value="15.153212" calcext:value-type="float">
            <text:p>15.153212</text:p>
          </table:table-cell>
          <table:table-cell office:value-type="float" office:value="0.996003487577419" calcext:value-type="float">
            <text:p>0.996003487577419</text:p>
          </table:table-cell>
        </table:table-row>
        <table:table-row table:style-name="ro2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1" office:value-type="float" office:value="15.110402" calcext:value-type="float">
            <text:p>15.110402</text:p>
          </table:table-cell>
          <table:table-cell office:value-type="float" office:value="0.998825312523121" calcext:value-type="float">
            <text:p>0.998825312523121</text:p>
          </table:table-cell>
        </table:table-row>
        <table:table-row table:style-name="ro2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1" office:value-type="float" office:value="15.131056" calcext:value-type="float">
            <text:p>15.131056</text:p>
          </table:table-cell>
          <table:table-cell office:value-type="float" office:value="0.997461908805308" calcext:value-type="float">
            <text:p>0.997461908805308</text:p>
          </table:table-cell>
        </table:table-row>
        <table:table-row table:style-name="ro2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5.169026" calcext:value-type="float">
            <text:p>15.169026</text:p>
          </table:table-cell>
          <table:table-cell office:value-type="float" office:value="0.994965134874184" calcext:value-type="float">
            <text:p>0.994965134874184</text:p>
          </table:table-cell>
        </table:table-row>
        <table:table-row table:style-name="ro2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15.206732" calcext:value-type="float">
            <text:p>15.206732</text:p>
          </table:table-cell>
          <table:table-cell office:value-type="float" office:value="0.992498059412108" calcext:value-type="float">
            <text:p>0.992498059412108</text:p>
          </table:table-cell>
        </table:table-row>
        <table:table-row table:style-name="ro2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1" office:value-type="float" office:value="16.458136" calcext:value-type="float">
            <text:p>16.458136</text:p>
          </table:table-cell>
          <table:table-cell office:value-type="float" office:value="0.917032888779142" calcext:value-type="float">
            <text:p>0.917032888779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9:10:38.978090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22:14.045893004</meta:creation-date>
    <dc:date>2023-03-16T20:44:33.994429012</dc:date>
    <meta:editing-duration>PT2H57M42S</meta:editing-duration>
    <meta:editing-cycles>12</meta:editing-cycles>
    <meta:generator>LibreOffice/6.4.7.2$Linux_X86_64 LibreOffice_project/40$Build-2</meta:generator>
    <meta:document-statistic meta:table-count="1" meta:cell-count="32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81d41a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6cm" svg:y="0.316cm" chart:style-name="ch2">
          <text:p>Speedup OpenMP</text:p>
        </chart:title>
        <chart:legend chart:legend-position="end" svg:x="11.749cm" svg:y="5.1cm" style:legend-expansion="custom" chartooo:width="3.317cm" chartooo:height="1.106cm" style:legend-expansion-aspect-ratio="2.99909584086799" chart:style-name="ch3"/>
        <chart:plot-area chart:style-name="ch4" table:cell-range-address="Sheet1.E2:Sheet1.E13 Sheet1.B2:Sheet1.B13" chart:data-source-has-labels="row" svg:x="1.136cm" svg:y="1.274cm" svg:width="14.341cm" svg:height="6.556cm">
          <chartooo:coordinate-region svg:x="1.789cm" svg:y="1.477cm" svg:width="13.485cm" svg:height="5.701cm"/>
          <chart:axis chart:dimension="x" chart:name="primary-x" chart:style-name="ch5">
            <chart:title svg:x="6.903cm" svg:y="8.011cm" chart:style-name="ch6">
              <text:p>Numero di thread t</text:p>
            </chart:title>
            <chart:grid chart:style-name="ch7" chart:class="major"/>
          </chart:axis>
          <chart:axis chart:dimension="y" chart:name="primary-y" chart:style-name="ch8">
            <chart:title svg:x="0.249cm" svg:y="5.565cm" chart:style-name="ch9">
              <text:p>Speedup S(t)</text:p>
            </chart:title>
            <chart:grid chart:style-name="ch7" chart:class="major"/>
          </chart:axis>
          <chart:series chart:style-name="ch10" chart:values-cell-range-address="Sheet1.E2:Sheet1.E13" loext:label-string="t" chart:class="chart:line">
            <chart:data-point chart:repeated="12"/>
          </chart:series>
          <chart:series chart:style-name="ch11" chart:values-cell-range-address="Sheet1.B2:Sheet1.B13" loext:label-string="speedu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13</svg:desc>
                </draw:g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2001100313">
                <text:p>1.9972001100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921760561753">
                <text:p>2.9892176056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910172837027">
                <text:p>3.9891017283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8660857159892">
                <text:p>4.98660857159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792553122389">
                <text:p>5.979255312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6457718956278">
                <text:p>6.96457718956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527537369744">
                <text:p>7.9527537369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5195230595535">
                <text:p>8.9519523059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2489010394804">
                <text:p>9.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739529742554">
                <text:p>10.873952974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9026337538669">
                <text:p>10.9026337538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81d41a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6cm" svg:y="0.316cm" chart:style-name="ch2">
          <text:p>Speedup MPI</text:p>
        </chart:title>
        <chart:legend chart:legend-position="end" svg:x="11.862cm" svg:y="5.297cm" style:legend-expansion="custom" chartooo:width="3.317cm" chartooo:height="1.106cm" style:legend-expansion-aspect-ratio="2.99909584086799" chart:style-name="ch3"/>
        <chart:plot-area chart:style-name="ch4" table:cell-range-address="Sheet1.E41:Sheet1.E52 Sheet1.B41:Sheet1.B52" chart:data-source-has-labels="row" svg:x="1.136cm" svg:y="1.272cm" svg:width="14.454cm" svg:height="6.942cm">
          <chartooo:coordinate-region svg:x="1.789cm" svg:y="1.474cm" svg:width="13.598cm" svg:height="6.088cm"/>
          <chart:axis chart:dimension="x" chart:name="primary-x" chart:style-name="ch5">
            <chart:title svg:x="6.759cm" svg:y="8.395cm" chart:style-name="ch6">
              <text:p>Numero di processi p</text:p>
            </chart:title>
            <chart:grid chart:style-name="ch7" chart:class="major"/>
          </chart:axis>
          <chart:axis chart:dimension="y" chart:name="primary-y" chart:style-name="ch8">
            <chart:title svg:x="0.249cm" svg:y="5.794cm" chart:style-name="ch9">
              <text:p>Speedup S(p)</text:p>
            </chart:title>
            <chart:grid chart:style-name="ch7" chart:class="major"/>
          </chart:axis>
          <chart:series chart:style-name="ch10" chart:values-cell-range-address="Sheet1.E41:Sheet1.E52" loext:label-string="p" chart:class="chart:line">
            <chart:data-point chart:repeated="12"/>
          </chart:series>
          <chart:series chart:style-name="ch11" chart:values-cell-range-address="Sheet1.B41:Sheet1.B52" loext:label-string="speedu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1:Sheet1.E52</svg:desc>
                </draw:g>
              </table:table-cell>
              <table:table-cell office:value-type="float" office:value="1">
                <text:p>1</text:p>
                <draw:g>
                  <svg:desc>Sheet1.B4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857026324436">
                <text:p>1.99857026324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725524183186">
                <text:p>2.9972552418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9468770563085">
                <text:p>3.99468770563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251203675347">
                <text:p>4.99251203675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8903851217303">
                <text:p>5.9890385121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8421912707303">
                <text:p>6.98421912707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724310800124">
                <text:p>7.97724310800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6379272982571">
                <text:p>8.9637927298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5866585120084">
                <text:p>9.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396891275644">
                <text:p>10.8396891275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801873829312">
                <text:p>10.8801873829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9cm" svg:y="0.316cm" chart:style-name="ch2">
          <text:p>Strong Scaling Efficiency OpenMP</text:p>
        </chart:title>
        <chart:plot-area chart:style-name="ch3" table:cell-range-address="Sheet1.C2:Sheet1.C13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54cm" chart:style-name="ch7">
              <text:p>Efficiency E(t)</text:p>
            </chart:title>
            <chart:grid chart:style-name="ch8" chart:class="major"/>
          </chart:axis>
          <chart:series chart:style-name="ch9" chart:values-cell-range-address="Sheet1.C2:Sheet1.C13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600055015651">
                <text:p>0.99860005501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405868539177">
                <text:p>0.996405868539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75432092567">
                <text:p>0.99727543209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321714319783">
                <text:p>0.997321714319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542552039816">
                <text:p>0.996542552039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939598508969">
                <text:p>0.994939598508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0942171218">
                <text:p>0.9940942171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661367328372">
                <text:p>0.994661367328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489010394804">
                <text:p>0.9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541179477763">
                <text:p>0.98854117947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8552812822245">
                <text:p>0.908552812822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7cm" svg:y="0.316cm" chart:style-name="ch2">
          <text:p>Weak Scaling Efficiency OpenMP</text:p>
        </chart:title>
        <chart:plot-area chart:style-name="ch3" table:cell-range-address="Sheet1.C21:Sheet1.C3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92cm" chart:style-name="ch7">
              <text:p>Efficiency W(t)</text:p>
            </chart:title>
            <chart:grid chart:style-name="ch8" chart:class="major"/>
          </chart:axis>
          <chart:series chart:style-name="ch9" chart:values-cell-range-address="Sheet1.C21:Sheet1.C3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1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25207206501">
                <text:p>0.9942520720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260685312193">
                <text:p>0.996260685312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82370960857">
                <text:p>0.997282370960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54261969925">
                <text:p>0.997454261969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181425794196">
                <text:p>0.997181425794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003487577419">
                <text:p>0.9960034875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825312523121">
                <text:p>0.998825312523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61908805308">
                <text:p>0.997461908805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965134874184">
                <text:p>0.994965134874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98059412108">
                <text:p>0.99249805941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7032888779142">
                <text:p>0.917032888779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9cm" svg:y="0.316cm" chart:style-name="ch2">
          <text:p>Strong Scaling Efficiency MPI</text:p>
        </chart:title>
        <chart:plot-area chart:style-name="ch3" table:cell-range-address="Sheet1.C41:Sheet1.C5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692cm" chart:style-name="ch7">
              <text:p>Efficiency E(p)</text:p>
            </chart:title>
            <chart:grid chart:style-name="ch8" chart:class="major"/>
          </chart:axis>
          <chart:series chart:style-name="ch9" chart:values-cell-range-address="Sheet1.C41:Sheet1.C52" loext:label-string="mpi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1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285131622178">
                <text:p>0.99928513162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085080610619">
                <text:p>0.99908508061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671926407713">
                <text:p>0.998671926407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502407350694">
                <text:p>0.99850240735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173085362172">
                <text:p>0.99817308536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745589581862">
                <text:p>0.99774558958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155388500155">
                <text:p>0.997155388500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976969980634">
                <text:p>0.995976969980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866585120084">
                <text:p>0.9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5426284324035">
                <text:p>0.98542628432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682281910935">
                <text:p>0.906682281910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bb2e20" draw:fill-color="#bb2e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2cm" svg:y="0.325cm" chart:style-name="ch2">
          <text:p>Weak Scaling Efficiency MPI</text:p>
        </chart:title>
        <chart:plot-area chart:style-name="ch3" table:cell-range-address="Sheet1.C61:Sheet1.C7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729cm" chart:style-name="ch7">
              <text:p>Efficiency W(p)</text:p>
            </chart:title>
            <chart:grid chart:style-name="ch8" chart:class="major"/>
          </chart:axis>
          <chart:series chart:style-name="ch9" chart:values-cell-range-address="Sheet1.C61:Sheet1.C7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1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56984144549">
                <text:p>1.0005698414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65437248542">
                <text:p>1.00065437248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89265561958">
                <text:p>1.0008926556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9133336414">
                <text:p>1.0009133336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93729802524">
                <text:p>1.00093729802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782906261196">
                <text:p>0.9967829062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6295485541817">
                <text:p>0.996295485541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15434701982">
                <text:p>1.0001543470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934762625301">
                <text:p>0.998934762625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961018298857">
                <text:p>0.9949610182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585320093265">
                <text:p>0.9155853200932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